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3.4634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1.3083in"/>
    </style:style>
    <style:style style:name="co7" style:family="table-column">
      <style:table-column-properties fo:break-before="auto" style:column-width="0.7638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2.1898in"/>
    </style:style>
    <style:style style:name="co10" style:family="table-column">
      <style:table-column-properties fo:break-before="auto" style:column-width="3.2563in"/>
    </style:style>
    <style:style style:name="co11" style:family="table-column">
      <style:table-column-properties fo:break-before="auto" style:column-width="2.122in"/>
    </style:style>
    <style:style style:name="co12" style:family="table-column">
      <style:table-column-properties fo:break-before="auto" style:column-width="0.35in"/>
    </style:style>
    <style:style style:name="co13" style:family="table-column">
      <style:table-column-properties fo:break-before="auto" style:column-width="1.6346in"/>
    </style:style>
    <style:style style:name="co14" style:family="table-column">
      <style:table-column-properties fo:break-before="auto" style:column-width="0.8402in"/>
    </style:style>
    <style:style style:name="co15" style:family="table-column">
      <style:table-column-properties fo:break-before="auto" style:column-width="3.1909in"/>
    </style:style>
    <style:style style:name="co16" style:family="table-column">
      <style:table-column-properties fo:break-before="auto" style:column-width="3.2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-summary-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le name as deployed</text:p>
          </table:table-cell>
          <table:table-cell office:value-type="string" calcext:value-type="string">
            <text:p>lind_11-18-2011.CR3</text:p>
          </table:table-cell>
          <table:table-cell table:style-name="ce11"/>
        </table:table-row>
        <table:table-row table:style-name="ro1">
          <table:table-cell table:style-name="ce1" office:value-type="string" calcext:value-type="string">
            <text:p>Program Signature</text:p>
          </table:table-cell>
          <table:table-cell table:style-name="ce7" office:value-type="float" office:value="19797" calcext:value-type="float">
            <text:p>19797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Deployment timestamp</text:p>
          </table:table-cell>
          <table:table-cell table:style-name="ce8" office:value-type="string" calcext:value-type="string">
            <text:p>2011-11-21 15:01:12 PST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Git repository tag</text:p>
          </table:table-cell>
          <table:table-cell table:style-name="ce9" office:value-type="string" calcext:value-type="string">
            <text:p>20111121_LIND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Table name</text:p>
          </table:table-cell>
          <table:table-cell table:style-name="ce3" office:value-type="string" calcext:value-type="string">
            <text:p>Record interval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s_data</text:p>
          </table:table-cell>
          <table:table-cell office:value-type="string" calcext:value-type="string">
            <text:p>100ms = 10hz</text:p>
          </table:table-cell>
          <table:table-cell/>
        </table:table-row>
        <table:table-row table:style-name="ro1">
          <table:table-cell office:value-type="string" calcext:value-type="string">
            <text:p>flux</text:p>
          </table:table-cell>
          <table:table-cell office:value-type="string" calcext:value-type="string">
            <text:p>30 min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StatCode</text:p>
          </table:table-cell>
          <table:table-cell table:style-name="ce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arithmetic mean of samples over output period</text:p>
          </table:table-cell>
          <table:table-cell/>
        </table:table-row>
        <table:table-row table:style-name="ro1">
          <table:table-cell office:value-type="string" calcext:value-type="string">
            <text:p>Cov</text:p>
          </table:table-cell>
          <table:table-cell office:value-type="string" calcext:value-type="string">
            <text:p>covariance of samples over output period</text:p>
          </table:table-cell>
          <table:table-cell/>
        </table:table-row>
        <table:table-row table:style-name="ro1">
          <table:table-cell table:style-name="ce6" office:value-type="string" calcext:value-type="string">
            <text:p>Max</text:p>
          </table:table-cell>
          <table:table-cell table:style-name="ce10" office:value-type="string" calcext:value-type="string">
            <text:p>maximum value over output period</text:p>
          </table:table-cell>
          <table:table-cell/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median of samples over output period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imum value over output period</text:p>
          </table:table-cell>
          <table:table-cell/>
        </table:table-row>
        <table:table-row table:style-name="ro1">
          <table:table-cell office:value-type="string" calcext:value-type="string">
            <text:p>Smp</text:p>
          </table:table-cell>
          <table:table-cell office:value-type="string" calcext:value-type="string">
            <text:p>grab sample of instantaneous value</text:p>
          </table:table-cell>
          <table:table-cell/>
        </table:table-row>
        <table:table-row table:style-name="ro1">
          <table:table-cell office:value-type="string" calcext:value-type="string">
            <text:p>Smp+</text:p>
          </table:table-cell>
          <table:table-cell office:value-type="string" calcext:value-type="string">
            <text:p>grab sample of derived quantity 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standard deviation of samples over output period</text:p>
          </table:table-cell>
          <table:table-cell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total or cumulative sum of samples over output period</text:p>
          </table:table-cell>
          <table:table-cell/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Built-in wind-vector calculations</text:p>
          </table:table-cell>
          <table:table-cell/>
        </table:table-row>
      </table:table>
      <table:table table:name="ts_data" table:style-name="ta1"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/>
          <table:table-cell table:style-name="ce2" office:value-type="string" calcext:value-type="string">
            <text:p>Column label</text:p>
          </table:table-cell>
          <table:table-cell table:style-name="ce2" office:value-type="string" calcext:value-type="string">
            <text:p>Units</text:p>
          </table:table-cell>
          <table:table-cell table:style-name="ce13" office:value-type="string" calcext:value-type="string">
            <text:p>StatCode</text:p>
          </table:table-cell>
          <table:table-cell table:style-name="ce2" office:value-type="string" calcext:value-type="string">
            <text:p>Description</text:p>
          </table:table-cell>
          <table:table-cell table:style-name="ce3" office:value-type="string" calcext:value-type="string">
            <text:p>Details</text:p>
          </table:table-cell>
          <table:table-cell table:style-name="ce3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TIMESTAMP</text:p>
          </table:table-cell>
          <table:table-cell table:style-name="ce11"/>
          <table:table-cell table:style-name="ce14" office:value-type="string" calcext:value-type="string">
            <text:p>--</text:p>
          </table:table-cell>
          <table:table-cell table:style-name="ce11" office:value-type="string" calcext:value-type="string">
            <text:p>end of period timestamp</text:p>
          </table:table-cell>
          <table:table-cell office:value-type="string" calcext:value-type="string">
            <text:p>as "YYYY-MM-DD hh:mm:ss.ss" (with quote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ECORD</text:p>
          </table:table-cell>
          <table:table-cell table:style-name="ce11"/>
          <table:table-cell table:style-name="ce14" office:value-type="string" calcext:value-type="string">
            <text:p>--</text:p>
          </table:table-cell>
          <table:table-cell table:style-name="ce11" office:value-type="string" calcext:value-type="string">
            <text:p>sequential record number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mp</text:p>
          </table:table-cell>
          <table:table-cell table:style-name="ce10" office:value-type="string" calcext:value-type="string">
            <text:p>horizontal axial wind component</text:p>
          </table:table-cell>
          <table:table-cell table:style-name="ce15" office:value-type="string" calcext:value-type="string">
            <text:p>(+) = into sonic array toward mounting bol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mp</text:p>
          </table:table-cell>
          <table:table-cell table:style-name="ce10" office:value-type="string" calcext:value-type="string">
            <text:p>horizontal cross wind component</text:p>
          </table:table-cell>
          <table:table-cell table:style-name="ce15" office:value-type="string" calcext:value-type="string">
            <text:p>cross wind speed, right-handed w.r.t. Ux/Uz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mp</text:p>
          </table:table-cell>
          <table:table-cell table:style-name="ce10" office:value-type="string" calcext:value-type="string">
            <text:p>vertical wind component</text:p>
          </table:table-cell>
          <table:table-cell office:value-type="string" calcext:value-type="string">
            <text:p>(+) = away from surface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mp</text:p>
          </table:table-cell>
          <table:table-cell table:style-name="ce10" office:value-type="string" calcext:value-type="string">
            <text:p>sonic temperature</text:p>
          </table:table-cell>
          <table:table-cell office:value-type="string" calcext:value-type="string">
            <text:p>closely approximates virtual temperature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iag_sonic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Smp</text:p>
          </table:table-cell>
          <table:table-cell table:style-name="ce10" office:value-type="string" calcext:value-type="string">
            <text:p>sonic diagnostic code</text:p>
          </table:table-cell>
          <table:table-cell office:value-type="string" calcext:value-type="string">
            <text:p>bits 0-5 are warning flags; any value &gt;0 has flags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o2_molar_density</text:p>
          </table:table-cell>
          <table:table-cell office:value-type="string" calcext:value-type="string">
            <text:p>umol/m^3</text:p>
          </table:table-cell>
          <table:table-cell office:value-type="string" calcext:value-type="string">
            <text:p>Smp+</text:p>
          </table:table-cell>
          <table:table-cell table:style-name="ce10" office:value-type="string" calcext:value-type="string">
            <text:p>molar density of CO2</text:p>
          </table:table-cell>
          <table:table-cell office:value-type="string" calcext:value-type="string">
            <text:p>assumes 44.0g/mol CO2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2o_molar_density</text:p>
          </table:table-cell>
          <table:table-cell office:value-type="string" calcext:value-type="string">
            <text:p>mmol/m^3</text:p>
          </table:table-cell>
          <table:table-cell office:value-type="string" calcext:value-type="string">
            <text:p>Smp+</text:p>
          </table:table-cell>
          <table:table-cell table:style-name="ce10" office:value-type="string" calcext:value-type="string">
            <text:p>molar density of H2O</text:p>
          </table:table-cell>
          <table:table-cell office:value-type="string" calcext:value-type="string">
            <text:p>assumes 18.0g/mol H2O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mg/m^3</text:p>
          </table:table-cell>
          <table:table-cell office:value-type="string" calcext:value-type="string">
            <text:p>Smp</text:p>
          </table:table-cell>
          <table:table-cell table:style-name="ce10" office:value-type="string" calcext:value-type="string">
            <text:p>mass concentration of CO2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Smp</text:p>
          </table:table-cell>
          <table:table-cell table:style-name="ce10" office:value-type="string" calcext:value-type="string">
            <text:p>mass concentration of H2O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iag_irga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Smp</text:p>
          </table:table-cell>
          <table:table-cell table:style-name="ce10" office:value-type="string" calcext:value-type="string">
            <text:p>gas diagnostic code</text:p>
          </table:table-cell>
          <table:table-cell office:value-type="string" calcext:value-type="string">
            <text:p>bits 0-20 are warning flags; any value &gt;0 has flags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mb_tmp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mp</text:p>
          </table:table-cell>
          <table:table-cell table:style-name="ce10" office:value-type="string" calcext:value-type="string">
            <text:p>ambient temperature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mb_press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Smp</text:p>
          </table:table-cell>
          <table:table-cell table:style-name="ce10" office:value-type="string" calcext:value-type="string">
            <text:p>ambient (barometric) pressure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2_sig_strgth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Smp</text:p>
          </table:table-cell>
          <table:table-cell table:style-name="ce10" office:value-type="string" calcext:value-type="string">
            <text:p>CO2 signal quality</text:p>
          </table:table-cell>
          <table:table-cell table:style-name="ce16" office:value-type="string" calcext:value-type="string">
            <text:p>nominal range 0..1 where 1=good quality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2O_sig_strgth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Smp</text:p>
          </table:table-cell>
          <table:table-cell table:style-name="ce10" office:value-type="string" calcext:value-type="string">
            <text:p>H2O signal quality</text:p>
          </table:table-cell>
          <table:table-cell table:style-name="ce16" office:value-type="string" calcext:value-type="string">
            <text:p>nominal range 0..1 where 1=good quality</text:p>
          </table:table-cell>
          <table:table-cell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lux" table:style-name="ta1"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8" table:default-cell-style-name="ce5"/>
        <table:table-column table:style-name="co15" table:default-cell-style-name="Default"/>
        <table:table-column table:style-name="co16" table:default-cell-style-name="Default"/>
        <table:table-row table:style-name="ro3">
          <table:table-cell/>
          <table:table-cell table:style-name="ce3" office:value-type="string" calcext:value-type="string">
            <text:p>Column label</text:p>
          </table:table-cell>
          <table:table-cell table:style-name="ce3" office:value-type="string" calcext:value-type="string">
            <text:p>Units</text:p>
          </table:table-cell>
          <table:table-cell table:style-name="ce4" office:value-type="string" calcext:value-type="string">
            <text:p>StatCod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tail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end of period timestamp</text:p>
          </table:table-cell>
          <table:table-cell office:value-type="string" calcext:value-type="string">
            <text:p>as "YYYY-MM-DD hh:mm:ss" (with quot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ORD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equential record number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18"/>
          <table:table-cell office:value-type="string" calcext:value-type="string">
            <text:p>Smp+</text:p>
          </table:table-cell>
          <table:table-cell office:value-type="string" calcext:value-type="string">
            <text:p>Obukhov length</text:p>
          </table:table-cell>
          <table:table-cell table:style-name="ce19" office:value-type="string" calcext:value-type="string">
            <text:p>units: meter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sensible heat flux</text:p>
          </table:table-cell>
          <table:table-cell office:value-type="string" calcext:value-type="string">
            <text:p>using sonic temp uncorrected for water vapor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kg/(m s^2)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momentum flux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_star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friction velocity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Ts_stde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std. dev. of sonic temperature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s_Ux_cov</text:p>
          </table:table-cell>
          <table:table-cell office:value-type="string" calcext:value-type="string">
            <text:p>C m/s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U,Ts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s_Uy_cov</text:p>
          </table:table-cell>
          <table:table-cell office:value-type="string" calcext:value-type="string">
            <text:p>C m/s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V,Ts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s_Uz_cov</text:p>
          </table:table-cell>
          <table:table-cell office:value-type="string" calcext:value-type="string">
            <text:p>C m/s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W,Ts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Ux_stdev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std. dev. of sonic U component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Ux_Uy_cov</text:p>
          </table:table-cell>
          <table:table-cell office:value-type="string" calcext:value-type="string">
            <text:p>(m/s)^2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U,V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x_Uz_cov</text:p>
          </table:table-cell>
          <table:table-cell office:value-type="string" calcext:value-type="string">
            <text:p>(m/s)^2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U,W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y_stdev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std. dev. of sonic V component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Uy_Uz_cov</text:p>
          </table:table-cell>
          <table:table-cell office:value-type="string" calcext:value-type="string">
            <text:p>(m/s)^2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V,W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Uz_stdev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std. dev. of sonic W component</text:p>
          </table:table-cell>
          <table:table-cell office:value-type="string" calcext:value-type="string">
            <text:p>note no coordinate rotations are done 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wnd_sp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scalar mean horizontal wind speed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rslt_wnd_sp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resultant mean horizontal wind speed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wnd_dir_sonic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resultant mean WD relative to sonic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td_wnd_dir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std. dev. of wind direction</text:p>
          </table:table-cell>
          <table:table-cell office:value-type="string" calcext:value-type="string">
            <text:p>via CampbellSci wind speed-weighted formula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wnd_dir_compass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resultant mean wind direction</text:p>
          </table:table-cell>
          <table:table-cell office:value-type="string" calcext:value-type="string">
            <text:p>**see Note 1 below table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Ux_Av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nic axial component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Uy_Av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nic crosswind component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Uz_Av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nic vertical componen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s_Av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sonic temperature</text:p>
          </table:table-cell>
          <table:table-cell office:value-type="string" calcext:value-type="string">
            <text:p>closely approximates virtual temperature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onic_azimuth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ample of sonic azimuth</text:p>
          </table:table-cell>
          <table:table-cell office:value-type="string" calcext:value-type="string">
            <text:p>user-defined; does not chang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nic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recorded samples</text:p>
          </table:table-cell>
          <table:table-cell office:value-type="string" calcext:value-type="string">
            <text:p>should be 3000 for 5min, 18000 for 30m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_sonic_head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no sonic signa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_new_sonic_data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“NAN” sonic signa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mp_l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low amplitude sampl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p_h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high amplitude samples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ig_lck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acking errors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del_T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peed of sound value warnings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aq_sig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hile re-acquiring signals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nic_cal_err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head calibration signature error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c_wpl</text:p>
          </table:table-cell>
          <table:table-cell office:value-type="string" calcext:value-type="string">
            <text:p>mg/(m^2 s)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2 flux</text:p>
          </table:table-cell>
          <table:table-cell office:value-type="string" calcext:value-type="string">
            <text:p>density (WPL) correcte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_wpl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latent heat flux</text:p>
          </table:table-cell>
          <table:table-cell office:value-type="string" calcext:value-type="string">
            <text:p>density (WPL) correcte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sensible heat flux</text:p>
          </table:table-cell>
          <table:table-cell office:value-type="string" calcext:value-type="string">
            <text:p>density (WPL) correcte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2_stdev</text:p>
          </table:table-cell>
          <table:table-cell office:value-type="string" calcext:value-type="string">
            <text:p>mg/m^3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std. dev. of CO2 mass conc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2_Ux_cov</text:p>
          </table:table-cell>
          <table:table-cell office:value-type="string" calcext:value-type="string">
            <text:p>mg/(m^2 s)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U &amp; irga CO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2_Uy_cov</text:p>
          </table:table-cell>
          <table:table-cell office:value-type="string" calcext:value-type="string">
            <text:p>mg/(m^2 s)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V &amp; irga CO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2_Uz_cov</text:p>
          </table:table-cell>
          <table:table-cell office:value-type="string" calcext:value-type="string">
            <text:p>mg/(m^2 s)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W &amp; irga CO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2O_stdev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std. dev. of H2O molar conc.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2O_Ux_cov</text:p>
          </table:table-cell>
          <table:table-cell office:value-type="string" calcext:value-type="string">
            <text:p>g/(m^2 s)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U &amp; irga H2O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2O_Uy_cov</text:p>
          </table:table-cell>
          <table:table-cell office:value-type="string" calcext:value-type="string">
            <text:p>g/(m^2 s)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V &amp; irga H2O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2O_Uz_cov</text:p>
          </table:table-cell>
          <table:table-cell office:value-type="string" calcext:value-type="string">
            <text:p>g/(m^2 s)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W &amp; irga H2O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c_stde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std. dev. of 'corrected' sonic temp. Tc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c_Ux_cov</text:p>
          </table:table-cell>
          <table:table-cell office:value-type="string" calcext:value-type="string">
            <text:p>C m/s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U,Tc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c_Uy_cov</text:p>
          </table:table-cell>
          <table:table-cell office:value-type="string" calcext:value-type="string">
            <text:p>C m/s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V,Tc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c_Uz_cov</text:p>
          </table:table-cell>
          <table:table-cell office:value-type="string" calcext:value-type="string">
            <text:p>C m/s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variance of sonic W,Tc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2_mean</text:p>
          </table:table-cell>
          <table:table-cell office:value-type="string" calcext:value-type="string">
            <text:p>mg/m^3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mean CO2 mass concentrati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2O_mean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mean H2O mass conc.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b_press_mean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mean barometric pressur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c_me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mean 'corrected' sonic temp.</text:p>
          </table:table-cell>
          <table:table-cell office:value-type="string" calcext:value-type="string">
            <text:p>**see Note 2 below t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ho_a_mean</text:p>
          </table:table-cell>
          <table:table-cell office:value-type="string" calcext:value-type="string">
            <text:p>kg/m^3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mean ambient (moist) air density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c_irga</text:p>
          </table:table-cell>
          <table:table-cell office:value-type="string" calcext:value-type="string">
            <text:p>mg/(m^2 s)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2 flux, uncorrected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E_irga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latent heat flux, uncorrected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2_wpl_LE</text:p>
          </table:table-cell>
          <table:table-cell office:value-type="string" calcext:value-type="string">
            <text:p>mg/(m^2 s)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2 flux correction: WPL latent heat term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2_wpl_H</text:p>
          </table:table-cell>
          <table:table-cell office:value-type="string" calcext:value-type="string">
            <text:p>mg/(m^2 s)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CO2 flux correction: WPL sensible heat term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2O_wpl_LE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LE flux correction: WPL latent heat term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2O_wpl_H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LE flux correction: WPL sensible heat term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rga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recorded sampl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o_irga_head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no irga signal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o_new_irga_data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“NAN” irga signal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rga_bad_data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suspect data </text:p>
          </table:table-cell>
          <table:table-cell office:value-type="string" calcext:value-type="string">
            <text:p>true for any diagnostic fla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n_sys_fault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eneral system fault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ys_startup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hile system is starting up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otor_spd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hile motor speed is out of bound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c_tmpr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hile detector temp is out of bounds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rc_pwr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hile lamp power is out of bounds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rc_tmpr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hile lamp temp is out of bound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rc_curr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hile lamp current is out of bound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rga_off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gas head unpowered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rga_sync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channel sync error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mb_tmpr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hile ambient temp is out of bound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mb_press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hile ambient pressure is out of bound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2_I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CO2 intensity out of bounds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O2_Io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CO2 reference out of bounds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2O_I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H2O intensity out of bound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2O_Io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H2O reference out of bounds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2_Io_var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CO2 reference noise out of bounds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2O_Io_var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H2O reference noise out of bounds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O2_sig_strgth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CO2 reference ratio out of bounds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2O_sig_strgth_f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samples with H2O reference ratio out of bounds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2_sig_strgth_mean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CO2 signal strength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2O_sig_strgth_mean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2O signal strength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_hmp_me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mean ambient temperatur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_hmp_mean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mean derived H2O vapor pressure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_sat_hmp_mean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mean derived H2O saturation VP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2O_hmp_mean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mean derived H2O mass concentration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H_hmp_mea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mean relative humidity</text:p>
          </table:table-cell>
          <table:table-cell office:value-type="string" calcext:value-type="string">
            <text:p>derived from actual/sat. vapor pressure mean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ho_a_mean_hmp</text:p>
          </table:table-cell>
          <table:table-cell office:value-type="string" calcext:value-type="string">
            <text:p>kg/m^3</text:p>
          </table:table-cell>
          <table:table-cell office:value-type="string" calcext:value-type="string">
            <text:p>Smp+</text:p>
          </table:table-cell>
          <table:table-cell office:value-type="string" calcext:value-type="string">
            <text:p>mean derived density of ambient (moist) air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n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net radiation</text:p>
          </table:table-cell>
          <table:table-cell office:value-type="string" calcext:value-type="string">
            <text:p>corrected for horizontal wind effect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n_meas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net radiation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_totflx_Tot</text:p>
          </table:table-cell>
          <table:table-cell office:value-type="string" calcext:value-type="string">
            <text:p>mmol/m^2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PAR flux density</text:p>
          </table:table-cell>
          <table:table-cell office:value-type="string" calcext:value-type="string">
            <text:p>cumulative per output interva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ar_flxdens_Avg</text:p>
          </table:table-cell>
          <table:table-cell office:value-type="string" calcext:value-type="string">
            <text:p>umol/s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erage PAR flux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034b_ws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ean horizontal wind speed</text:p>
          </table:table-cell>
          <table:table-cell office:value-type="string" calcext:value-type="string">
            <text:p>comparable to <text:span text:style-name="T1">wnd_spd</text:span><text:span text:style-name="T2"> from sonic</text:span>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34b_wd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unit vector mean wind direction</text:p>
          </table:table-cell>
          <table:table-cell office:value-type="string" calcext:value-type="string">
            <text:p>not comparable to sonic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34b_stdwd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std. dev. of wind direction </text:p>
          </table:table-cell>
          <table:table-cell office:value-type="string" calcext:value-type="string">
            <text:p>Yamartino algorithm; not sonic-comparable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ain_mm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precipitation</text:p>
          </table:table-cell>
          <table:table-cell office:value-type="string" calcext:value-type="string">
            <text:p>valid for rain, not snow/etc.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atitude_a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latitude degrees</text:p>
          </table:table-cell>
          <table:table-cell office:value-type="string" calcext:value-type="string">
            <text:p>(+ = North; - = South)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atitude_b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latitude decimal minutes</text:p>
          </table:table-cell>
          <table:table-cell table:style-name="ce15" office:value-type="string" calcext:value-type="string">
            <text:p>must combine with latitude degree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ongitude_a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longitude degrees </text:p>
          </table:table-cell>
          <table:table-cell office:value-type="string" calcext:value-type="string">
            <text:p>(+ = East; - = West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ongitude_b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longitude decimal minutes</text:p>
          </table:table-cell>
          <table:table-cell table:style-name="ce15" office:value-type="string" calcext:value-type="string">
            <text:p>must combine with longitude degree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ground speed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ground course bearing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gnetic_variation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agnetic variation</text:p>
          </table:table-cell>
          <table:table-cell table:style-name="ce15" office:value-type="string" calcext:value-type="string">
            <text:p>in degrees, easterly=(+); MagN+MagVar = True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ix_quality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fix quality</text:p>
          </table:table-cell>
          <table:table-cell office:value-type="string" calcext:value-type="string">
            <text:p>0=invalid, 1=GPS, 2=diff. GPS, 6=estimate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mbr_satellites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atellites used for fix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antenna altitude (geoidal height)</text:p>
          </table:table-cell>
          <table:table-cell office:value-type="string" calcext:value-type="string">
            <text:p>Earth datum: WGS 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elapsed ms since last PPS signal from GPS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t_since_gprm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time since last GPRMC string </text:p>
          </table:table-cell>
          <table:table-cell office:value-type="string" calcext:value-type="string">
            <text:p>typically &lt;1sec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s_ready</text:p>
          </table:table-cell>
          <table:table-cell office:value-type="string" calcext:value-type="string">
            <text:p>unitles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GPS readiness </text:p>
          </table:table-cell>
          <table:table-cell table:style-name="ce15" office:value-type="string" calcext:value-type="string">
            <text:p>values less than 10 indicate poor GPS signa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x_clock_chang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aximum value clock was changed</text:p>
          </table:table-cell>
          <table:table-cell table:style-name="ce15" office:value-type="string" calcext:value-type="string">
            <text:p>values above 10 could indicate issues with the clock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nmbr_clock_change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number of times clock was changed</text:p>
          </table:table-cell>
          <table:table-cell table:style-name="ce16" office:value-type="string" calcext:value-type="string">
            <text:p>cumulative value since program star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nel_tmpr_Av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data logger panel temperature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tt_volt_Av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data logger power source voltage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lowsequence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number of slow (1hz) scans perform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**Note 1: not for straight-line Gaussian dispersion, OK for transport direction in variable-trajectory models (says CRBasic Editor Help)</text:p>
          </table:table-cell>
          <table:covered-table-cell table:number-columns-repeated="4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**Note 2: ambient temp back-calculated using H2O conc. and virtual temp (which is approximated as sonic temp)</text:p>
          </table:table-cell>
          <table:covered-table-cell table:number-columns-repeated="4"/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2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11121_LIND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21:39:26.0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4T21:41:57.197000000</dc:date>
    <meta:editing-duration>P1DT4H6M16S</meta:editing-duration>
    <meta:editing-cycles>47</meta:editing-cycles>
    <meta:generator>LibreOffice/4.3.2.2$Windows_x86 LibreOffice_project/edfb5295ba211bd31ad47d0bad0118690f76407d</meta:generator>
    <meta:printed-by>Patrick O'Keeffe</meta:printed-by>
    <meta:print-date>2012-07-12T13:02:55.60</meta:print-date>
    <dc:creator>Patrick O'Keeffe</dc:creator>
    <meta:document-statistic meta:table-count="3" meta:cell-count="757" meta:object-count="0"/>
  </office:meta>
</office:document-meta>
</file>